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6.465cm"/>
    </style:style>
    <style:style style:name="co3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5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UITex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utsches Verb</text:p>
          </table:table-cell>
          <table:table-cell office:value-type="string">
            <text:p>German verb</text:p>
          </table:table-cell>
          <table:table-cell office:value-type="string">
            <text:p>немецкий глагол</text:p>
          </table:table-cell>
          <table:table-cell office:value-type="string">
            <text:p>გერმანული ზმნა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Übersetzung</text:p>
          </table:table-cell>
          <table:table-cell office:value-type="string">
            <text:p>translation</text:p>
          </table:table-cell>
          <table:table-cell office:value-type="string">
            <text:p>перевод</text:p>
          </table:table-cell>
          <table:table-cell office:value-type="string">
            <text:p>თარგმან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elchen Fall verlangt das Verb?</text:p>
          </table:table-cell>
          <table:table-cell office:value-type="string">
            <text:p>Which case does the verb require?</text:p>
          </table:table-cell>
          <table:table-cell office:value-type="string">
            <text:p>Какой падеж нужен глаголу?</text:p>
          </table:table-cell>
          <table:table-cell office:value-type="string">
            <text:p>რომელ შემთხვევას მოითხოვს ზმნა?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kkusativ</text:p>
          </table:table-cell>
          <table:table-cell office:value-type="string">
            <text:p>Accusative</text:p>
          </table:table-cell>
          <table:table-cell office:value-type="string">
            <text:p>Винительный</text:p>
          </table:table-cell>
          <table:table-cell office:value-type="string">
            <text:p>ბრალდებულ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tiv</text:p>
          </table:table-cell>
          <table:table-cell office:value-type="string">
            <text:p>Dative</text:p>
          </table:table-cell>
          <table:table-cell office:value-type="string">
            <text:p>дательный</text:p>
          </table:table-cell>
          <table:table-cell office:value-type="string">
            <text:p>დატივ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tiv/Akkusativ</text:p>
          </table:table-cell>
          <table:table-cell office:value-type="string">
            <text:p>Dative/Accusative</text:p>
          </table:table-cell>
          <table:table-cell office:value-type="string">
            <text:p>Дательный/Винительный</text:p>
          </table:table-cell>
          <table:table-cell office:value-type="string">
            <text:p>დატივი/აკუზატივ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st das Verb reflexiv?</text:p>
          </table:table-cell>
          <table:table-cell office:value-type="string">
            <text:p>Is the verb reflexive?</text:p>
          </table:table-cell>
          <table:table-cell office:value-type="string">
            <text:p>Является ли глагол возвратным?</text:p>
          </table:table-cell>
          <table:table-cell office:value-type="string">
            <text:p>არის ზმნა რეფლექსური?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flexive (sich)</text:p>
          </table:table-cell>
          <table:table-cell office:value-type="string">
            <text:p>reflexive (sich)</text:p>
          </table:table-cell>
          <table:table-cell office:value-type="string">
            <text:p>отражающий (sich)</text:p>
          </table:table-cell>
          <table:table-cell office:value-type="string">
            <text:p>ამრეკლავი (sich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ie wird die Vergangenheit gebildet?</text:p>
          </table:table-cell>
          <table:table-cell office:value-type="string">
            <text:p>How is the past formed?</text:p>
          </table:table-cell>
          <table:table-cell office:value-type="string">
            <text:p>Как формируется прошлое?</text:p>
          </table:table-cell>
          <table:table-cell office:value-type="string">
            <text:p>როგორ ყალიბდება წარსული?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it haben</text:p>
          </table:table-cell>
          <table:table-cell office:value-type="string">
            <text:p>with to have/haben</text:p>
          </table:table-cell>
          <table:table-cell office:value-type="string">
            <text:p>с иметь/haben</text:p>
          </table:table-cell>
          <table:table-cell office:value-type="string">
            <text:p>ქონასთან ერთად/hab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it sein</text:p>
          </table:table-cell>
          <table:table-cell office:value-type="string">
            <text:p>with to be/sein</text:p>
          </table:table-cell>
          <table:table-cell office:value-type="string">
            <text:p>с быть/sein</text:p>
          </table:table-cell>
          <table:table-cell office:value-type="string">
            <text:p>ერთად იყოს/sei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elche Sprache sprechen Sie?</text:p>
          </table:table-cell>
          <table:table-cell office:value-type="string">
            <text:p>What language do you speak?</text:p>
          </table:table-cell>
          <table:table-cell office:value-type="string">
            <text:p>На каком языке Вы говорите?</text:p>
          </table:table-cell>
          <table:table-cell office:value-type="string">
            <text:p>რა ენაზე ლაპარაკობ?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tei speichern als</text:p>
          </table:table-cell>
          <table:table-cell office:value-type="string">
            <text:p>Save file as</text:p>
          </table:table-cell>
          <table:table-cell office:value-type="string">
            <text:p>Сохранить файл как</text:p>
          </table:table-cell>
          <table:table-cell office:value-type="string">
            <text:p>ფაილის შენახვა როგორც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PDF (*.pdf)</text:p>
          </table:table-cell>
          <table:table-cell office:value-type="string">
            <text:p>ПДФ (*.pdf)</text:p>
          </table:table-cell>
          <table:table-cell office:value-type="string">
            <text:p>პდფ (*.pdf)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Excel (*.xlsx)</text:p>
          </table:table-cell>
          <table:table-cell office:value-type="string">
            <text:p>Эксель (*.xlsx)</text:p>
          </table:table-cell>
          <table:table-cell office:value-type="string">
            <text:p>ექსელი (*.xlsx)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Text (*.txt)</text:p>
          </table:table-cell>
          <table:table-cell office:value-type="string">
            <text:p>Текст (*.txt)</text:p>
          </table:table-cell>
          <table:table-cell office:value-type="string">
            <text:p>ტექსტი (*.txt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teiname</text:p>
          </table:table-cell>
          <table:table-cell office:value-type="string">
            <text:p>File name</text:p>
          </table:table-cell>
          <table:table-cell office:value-type="string">
            <text:p>имя файла</text:p>
          </table:table-cell>
          <table:table-cell office:value-type="string">
            <text:p>ფაილის სახელ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utsch zuerst</text:p>
          </table:table-cell>
          <table:table-cell office:value-type="string">
            <text:p>German first</text:p>
          </table:table-cell>
          <table:table-cell office:value-type="string">
            <text:p>немецкий первый</text:p>
          </table:table-cell>
          <table:table-cell office:value-type="string">
            <text:p>ჯერ გერმანულ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Übersetzung zuerst</text:p>
          </table:table-cell>
          <table:table-cell office:value-type="string">
            <text:p>translation first</text:p>
          </table:table-cell>
          <table:table-cell office:value-type="string">
            <text:p>перевод первый</text:p>
          </table:table-cell>
          <table:table-cell office:value-type="string">
            <text:p>ჯერ თარგმანი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arte Konjugation</text:p>
          </table:table-cell>
          <table:table-cell office:value-type="string">
            <text:p>Start conjugation</text:p>
          </table:table-cell>
          <table:table-cell office:value-type="string">
            <text:p>Начать спряжение </text:p>
          </table:table-cell>
          <table:table-cell office:value-type="string">
            <text:p>დაიწყეთ კონიუგაცია</text:p>
          </table:table-cell>
          <table:table-cell table:number-columns-repeated="1019"/>
        </table:table-row>
      </table:table>
      <table:table table:name="Cases" table:style-name="ta1" table:print="false"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11" table:default-cell-style-name="Default"/>
        <table:table-row table:style-name="ro1" table:number-rows-repeated="7">
          <table:table-cell table:number-columns-repeated="16"/>
        </table:table-row>
        <table:table-row table:style-name="ro2">
          <table:table-cell/>
          <table:table-cell table:number-columns-repeated="4" table:style-name="ce1" office:value-type="string">
            <text:p>""</text:p>
          </table:table-cell>
          <table:table-cell table:number-columns-repeated="10"/>
          <table:table-cell table:style-name="ce3"/>
        </table:table-row>
        <table:table-row table:style-name="ro2">
          <table:table-cell/>
          <table:table-cell table:style-name="ce1" office:value-type="string">
            <text:p>Akkusativ</text:p>
          </table:table-cell>
          <table:table-cell table:style-name="ce1" office:value-type="string">
            <text:p>Accusative</text:p>
          </table:table-cell>
          <table:table-cell table:style-name="ce1" office:value-type="string">
            <text:p>Винительный</text:p>
          </table:table-cell>
          <table:table-cell table:style-name="ce1" office:value-type="string">
            <text:p>აკუზატივი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>
            <text:p>Dativ</text:p>
          </table:table-cell>
          <table:table-cell table:style-name="ce1" office:value-type="string">
            <text:p>Dative</text:p>
          </table:table-cell>
          <table:table-cell table:style-name="ce1" office:value-type="string">
            <text:p>Дательный</text:p>
          </table:table-cell>
          <table:table-cell table:style-name="ce1" office:value-type="string">
            <text:p>დატივი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>
            <text:p>Dativ/Akkusativ</text:p>
          </table:table-cell>
          <table:table-cell table:style-name="ce1" office:value-type="string">
            <text:p>Dative/Accusative</text:p>
          </table:table-cell>
          <table:table-cell table:style-name="ce1" office:value-type="string">
            <text:p>Дательный/Винительный</text:p>
          </table:table-cell>
          <table:table-cell table:style-name="ce2" office:value-type="string">
            <text:p>დატივი/აკუზატივი</text:p>
          </table:table-cell>
          <table:table-cell table:number-columns-repeated="11"/>
        </table:table-row>
      </table:table>
      <table:table table:name="Headers" table:style-name="ta1" table:print="false">
        <table:table-column table:style-name="co4" table:number-columns-repeated="2" table:default-cell-style-name="ce4"/>
        <table:table-column table:style-name="co6" table:number-columns-repeated="5" table:default-cell-style-name="ce4"/>
        <table:table-column table:style-name="co4" table:number-columns-repeated="1017" table:default-cell-style-name="ce4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egenwart</text:p>
          </table:table-cell>
          <table:table-cell office:value-type="string">
            <text:p>Present</text:p>
          </table:table-cell>
          <table:table-cell office:value-type="string">
            <text:p>Настоящее</text:p>
          </table:table-cell>
          <table:table-cell office:value-type="string">
            <text:p>აწმყო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äteritum</text:p>
          </table:table-cell>
          <table:table-cell office:value-type="string">
            <text:p>PastTense</text:p>
          </table:table-cell>
          <table:table-cell office:value-type="string">
            <text:p>Прошедшее</text:p>
          </table:table-cell>
          <table:table-cell office:value-type="string">
            <text:p>Წარსულიდრო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erfekt</text:p>
          </table:table-cell>
          <table:table-cell office:value-type="string">
            <text:p>Perfect</text:p>
          </table:table-cell>
          <table:table-cell office:value-type="string">
            <text:p>Совершенное</text:p>
          </table:table-cell>
          <table:table-cell office:value-type="string">
            <text:p>სრულყოფილი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usquamperfekt</text:p>
          </table:table-cell>
          <table:table-cell office:value-type="string">
            <text:p>Past Continuous</text:p>
          </table:table-cell>
          <table:table-cell office:value-type="string">
            <text:p>Прошедшее непрерывное</text:p>
          </table:table-cell>
          <table:table-cell office:value-type="string">
            <text:p>Წარსული განგრძობითი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utur I</text:p>
          </table:table-cell>
          <table:table-cell office:value-type="string">
            <text:p>Future Tense I</text:p>
          </table:table-cell>
          <table:table-cell office:value-type="string">
            <text:p>Будущее I</text:p>
          </table:table-cell>
          <table:table-cell office:value-type="string">
            <text:p>მომავალი დრო 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utur II</text:p>
          </table:table-cell>
          <table:table-cell office:value-type="string">
            <text:p>Future Tense II</text:p>
          </table:table-cell>
          <table:table-cell office:value-type="string">
            <text:p>Будущее II</text:p>
          </table:table-cell>
          <table:table-cell office:value-type="string">
            <text:p>მომავალი დრო I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njunktiv</text:p>
          </table:table-cell>
          <table:table-cell office:value-type="string">
            <text:p>Conditional</text:p>
          </table:table-cell>
          <table:table-cell office:value-type="string">
            <text:p>Условное</text:p>
          </table:table-cell>
          <table:table-cell office:value-type="string">
            <text:p>პირობითი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erfekt (Konjunktiv)</text:p>
          </table:table-cell>
          <table:table-cell office:value-type="string">
            <text:p>Past Perfect (Subjunctive)</text:p>
          </table:table-cell>
          <table:table-cell office:value-type="string">
            <text:p>Прошедшее совершенное</text:p>
          </table:table-cell>
          <table:table-cell office:value-type="string">
            <text:p>წარსული სრულყოფილი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erativ</text:p>
          </table:table-cell>
          <table:table-cell office:value-type="string">
            <text:p>Imperative</text:p>
          </table:table-cell>
          <table:table-cell office:value-type="string">
            <text:p>Императив</text:p>
          </table:table-cell>
          <table:table-cell office:value-type="string">
            <text:p>იმპერატივი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rtizipI</text:p>
          </table:table-cell>
          <table:table-cell office:value-type="string">
            <text:p>Participle I</text:p>
          </table:table-cell>
          <table:table-cell office:value-type="string">
            <text:p>Причастие I</text:p>
          </table:table-cell>
          <table:table-cell office:value-type="string">
            <text:p>მონაწილე I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rtizip Perfekt</text:p>
          </table:table-cell>
          <table:table-cell office:value-type="string">
            <text:p>Past Participle</text:p>
          </table:table-cell>
          <table:table-cell office:value-type="string">
            <text:p>Причастие II</text:p>
          </table:table-cell>
          <table:table-cell office:value-type="string">
            <text:p>წარსული მონაწილე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31.01.2022</text:date>, <text:time>21:0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20:33:55.33</meta:creation-date>
    <meta:generator>OpenOffice/4.1.11$Win32 OpenOffice.org_project/4111m1$Build-9808</meta:generator>
    <dc:date>2022-01-31T21:01:54.21</dc:date>
    <meta:editing-duration>PT27M51S</meta:editing-duration>
    <meta:editing-cycles>21</meta:editing-cycles>
    <meta:document-statistic meta:table-count="3" meta:cell-count="140" meta:object-count="0"/>
  </office:meta>
</office:document-meta>
</file>